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1be6" officeooo:paragraph-rsid="001f1be6"/>
    </style:style>
    <style:style style:name="P2" style:family="paragraph" style:parent-style-name="Standard">
      <style:text-properties fo:font-weight="bold" officeooo:rsid="001f1be6" officeooo:paragraph-rsid="001f1be6" style:font-weight-asian="bold" style:font-weight-complex="bold"/>
    </style:style>
    <style:style style:name="P3" style:family="paragraph" style:parent-style-name="Standard">
      <style:text-properties fo:font-weight="normal" officeooo:rsid="001f1be6" officeooo:paragraph-rsid="001f1be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que temos hoje:</text:p>
      <text:p text:style-name="P1"/>
      <text:p text:style-name="P1">black eyed susan</text:p>
      <text:p text:style-name="P1">love in the mist</text:p>
      <text:p text:style-name="P1">sweet pea</text:p>
      <text:p text:style-name="P1">alpine sea holly</text:p>
      <text:p text:style-name="P1">anthurium</text:p>
      <text:p text:style-name="P1">artichoke</text:p>
      <text:p text:style-name="P1">azalea</text:p>
      <text:p text:style-name="P1">ball moss</text:p>
      <text:p text:style-name="P1">balloon flower</text:p>
      <text:p text:style-name="P1">barbeton daisy</text:p>
      <text:p text:style-name="P1">bearded iris</text:p>
      <text:p text:style-name="P1">bee balm</text:p>
      <text:p text:style-name="P1">bird of paradise</text:p>
      <text:p text:style-name="P1">bishop of llandaff</text:p>
      <text:p text:style-name="P1">blackberry lily</text:p>
      <text:p text:style-name="P1">blanket flower</text:p>
      <text:p text:style-name="P1">bolero deep blue</text:p>
      <text:p text:style-name="P1">bougainvillea</text:p>
      <text:p text:style-name="P1">bromelia</text:p>
      <text:p text:style-name="P1">buttercup</text:p>
      <text:p text:style-name="P1">californian poppy</text:p>
      <text:p text:style-name="P1">camellia</text:p>
      <text:p text:style-name="P1">canna lily</text:p>
      <text:p text:style-name="P1">canterbury bells</text:p>
      <text:p text:style-name="P1">cape flower</text:p>
      <text:p text:style-name="P1">carnation</text:p>
      <text:p text:style-name="P1">cautleya spicata</text:p>
      <text:p text:style-name="P1">clematis</text:p>
      <text:p text:style-name="P1">colts foot</text:p>
      <text:p text:style-name="P1">columbine</text:p>
      <text:p text:style-name="P1">common dandelion</text:p>
      <text:p text:style-name="P1">corn poppy</text:p>
      <text:p text:style-name="P1">cyclamen</text:p>
      <text:p text:style-name="P1">daffodil</text:p>
      <text:p text:style-name="P1">desert rose</text:p>
      <text:p text:style-name="P1">english marigold</text:p>
      <text:p text:style-name="P1">fire lily</text:p>
      <text:p text:style-name="P1">foxglove</text:p>
      <text:p text:style-name="P1">frangipani</text:p>
      <text:p text:style-name="P1">fritillary</text:p>
      <text:p text:style-name="P1">garden phlox</text:p>
      <text:p text:style-name="P1">gaura</text:p>
      <text:p text:style-name="P1">gazania</text:p>
      <text:p text:style-name="P1">geranium</text:p>
      <text:p text:style-name="P1">giant white arum lily</text:p>
      <text:p text:style-name="P1">globe flower</text:p>
      <text:p text:style-name="P1">globe thistle</text:p>
      <text:p text:style-name="P1">grape hyacinth</text:p>
      <text:p text:style-name="P1">great masterwort</text:p>
      <text:p text:style-name="P1">hard leaved pocket orchid</text:p>
      <text:p text:style-name="P1"><text:soft-page-break/>hibiscus</text:p>
      <text:p text:style-name="P1">hippeastrum</text:p>
      <text:p text:style-name="P1">japanese anemone</text:p>
      <text:p text:style-name="P1">king protea</text:p>
      <text:p text:style-name="P1">lantana camara</text:p>
      <text:p text:style-name="P1">lenten rose</text:p>
      <text:p text:style-name="P1">lotus</text:p>
      <text:p text:style-name="P1">magnolia</text:p>
      <text:p text:style-name="P1">mallow</text:p>
      <text:p text:style-name="P1">marigold</text:p>
      <text:p text:style-name="P1">mexican aster</text:p>
      <text:p text:style-name="P1">mexican petunia</text:p>
      <text:p text:style-name="P1">monkshood</text:p>
      <text:p text:style-name="P1">moon orchid</text:p>
      <text:p text:style-name="P1">morning glory</text:p>
      <text:p text:style-name="P1">oleander</text:p>
      <text:p text:style-name="P1">orange dahlia</text:p>
      <text:p text:style-name="P1">osteospermum</text:p>
      <text:p text:style-name="P1">oxeye daisy</text:p>
      <text:p text:style-name="P1">passion flower</text:p>
      <text:p text:style-name="P1">pelargonium</text:p>
      <text:p text:style-name="P1">peruvian lily</text:p>
      <text:p text:style-name="P1">petunia</text:p>
      <text:p text:style-name="P1">pincushion flower</text:p>
      <text:p text:style-name="P1">pink primrose</text:p>
      <text:p text:style-name="P1">pink yellow dahlia</text:p>
      <text:p text:style-name="P1">poinsettia</text:p>
      <text:p text:style-name="P1">primula</text:p>
      <text:p text:style-name="P1">prince of wales feathers</text:p>
      <text:p text:style-name="P1">purple coneflower</text:p>
      <text:p text:style-name="P1">red ginger</text:p>
      <text:p text:style-name="P1">red ginger</text:p>
      <text:p text:style-name="P1">rose</text:p>
      <text:p text:style-name="P1">ruby lipped cattleya</text:p>
      <text:p text:style-name="P1">siam tulip</text:p>
      <text:p text:style-name="P1">silverbush</text:p>
      <text:p text:style-name="P1">snapdragon</text:p>
      <text:p text:style-name="P1">spear thistle</text:p>
      <text:p text:style-name="P1">stemless gentian</text:p>
      <text:p text:style-name="P1">sunflower</text:p>
      <text:p text:style-name="P1">sweet william</text:p>
      <text:p text:style-name="P1">sword lily</text:p>
      <text:p text:style-name="P1">thorn apple</text:p>
      <text:p text:style-name="P1">tiger lily</text:p>
      <text:p text:style-name="P1">toad lily</text:p>
      <text:p text:style-name="P1">tree mallow</text:p>
      <text:p text:style-name="P1">tree poppy</text:p>
      <text:p text:style-name="P1">trumpet creeper</text:p>
      <text:p text:style-name="P1">wallflower</text:p>
      <text:p text:style-name="P1">water lily</text:p>
      <text:p text:style-name="P1">watercress</text:p>
      <text:p text:style-name="P1">wild pansy</text:p>
      <text:p text:style-name="P1"><text:soft-page-break/>windflower</text:p>
      <text:p text:style-name="P1">yellow iris</text:p>
      <text:p text:style-name="P1"/>
      <text:p text:style-name="P2">Ailton:</text:p>
      <text:p text:style-name="P2"/>
      <text:p text:style-name="P3">manacá da serra</text:p>
      <text:p text:style-name="P3">orquídea Cymbidium</text:p>
      <text:p text:style-name="P3">Crisantemo</text:p>
      <text:p text:style-name="P3">Violeta</text:p>
      <text:p text:style-name="P3">kalanchoe</text:p>
      <text:p text:style-name="P3">Ciclame</text:p>
      <text:p text:style-name="P3">Flor de maio</text:p>
      <text:p text:style-name="P3">Brinco de princesa</text:p>
      <text:p text:style-name="P3">campânula</text:p>
      <text:p text:style-name="P3">antúrio</text:p>
      <text:p text:style-name="P3">Lírio da paz</text:p>
      <text:p text:style-name="P3">Lírio de são josé</text:p>
      <text:p text:style-name="P3">calandiva</text:p>
      <text:p text:style-name="P3">lisianthus</text:p>
      <text:p text:style-name="P3">Gerbera</text:p>
      <text:p text:style-name="P3">astromélia</text:p>
      <text:p text:style-name="P3">cravo</text:p>
      <text:p text:style-name="P3">girassol</text:p>
      <text:p text:style-name="P3">amor-perfeito</text:p>
      <text:p text:style-name="P3">gypsophila</text:p>
      <text:p text:style-name="P3">Flor mosquitinho</text:p>
      <text:p text:style-name="P3">aster</text:p>
      <text:p text:style-name="P3">chuva de ouro</text:p>
      <text:p text:style-name="P3">Cassia</text:p>
      <text:p text:style-name="P3">begônia</text:p>
      <text:p text:style-name="P3">ixora</text:p>
      <text:p text:style-name="P3">Azálea</text:p>
      <text:p text:style-name="P3">lágrima-de-cristo</text:p>
      <text:p text:style-name="P3">Beijo/beijinho/maria-sem-vergonha</text:p>
      <text:p text:style-name="P3">romã</text:p>
      <text:p text:style-name="P3">petúnia</text:p>
      <text:p text:style-name="P3">onze-horas</text:p>
      <text:p text:style-name="P3">Tagetes</text:p>
      <text:p text:style-name="P3">Orquídeas Phalaenopsis</text:p>
      <text:p text:style-name="P3">Rosa do deserto</text:p>
      <text:p text:style-name="P3">rosa</text:p>
      <text:p text:style-name="P3">eric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20:42:55.183611594</meta:creation-date>
    <dc:date>2018-06-15T20:48:04.839147493</dc:date>
    <meta:editing-duration>PT4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43" meta:word-count="245" meta:character-count="1635" meta:non-whitespace-character-count="1533"/>
  </office:meta>
</office:document-meta>
</file>